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language="ru" fo:country="RU"/>
    </style:style>
    <style:style style:name="P2" style:family="paragraph" style:parent-style-name="Standard">
      <style:paragraph-properties fo:line-height="150%"/>
      <style:text-properties style:font-name="Arial" fo:language="ru" fo:country="RU" fo:font-weight="bold" officeooo:rsid="00350d00" officeooo:paragraph-rsid="00350d00" style:font-weight-asian="bold" style:font-weight-complex="bold"/>
    </style:style>
    <style:style style:name="P3" style:family="paragraph" style:parent-style-name="Standard">
      <style:paragraph-properties fo:line-height="150%"/>
      <style:text-properties style:font-name="Arial" fo:font-size="18pt" fo:language="ru" fo:country="RU" fo:font-weight="bold" officeooo:rsid="000429f3" officeooo:paragraph-rsid="001657f0" style:font-size-asian="18pt" style:font-weight-asian="bold" style:font-size-complex="18pt" style:font-weight-complex="bold"/>
    </style:style>
    <style:style style:name="P4" style:family="paragraph" style:parent-style-name="Standard">
      <style:paragraph-properties fo:line-height="150%"/>
      <style:text-properties style:font-name="Times New Roman" fo:font-size="12pt" fo:language="ru" fo:country="RU" fo:font-weight="normal" officeooo:rsid="001b2c41" officeooo:paragraph-rsid="001b2c41" style:font-size-asian="10.5pt" style:font-weight-asian="normal" style:font-size-complex="12pt" style:font-weight-complex="normal"/>
    </style:style>
    <style:style style:name="P5" style:family="paragraph" style:parent-style-name="Standard">
      <style:paragraph-properties fo:line-height="150%"/>
      <style:text-properties style:font-name="Times New Roman" fo:language="ru" fo:country="RU" officeooo:rsid="00235f36" officeooo:paragraph-rsid="00235f36"/>
    </style:style>
    <style:style style:name="P6" style:family="paragraph" style:parent-style-name="Standard">
      <style:paragraph-properties fo:line-height="150%"/>
      <style:text-properties fo:language="ru" fo:country="RU" fo:font-weight="bold" officeooo:paragraph-rsid="001657f0" style:font-weight-asian="bold" style:font-weight-complex="bold"/>
    </style:style>
    <style:style style:name="P7" style:family="paragraph" style:parent-style-name="Standard">
      <style:paragraph-properties fo:line-height="150%"/>
      <style:text-properties fo:language="ru" fo:country="RU" officeooo:paragraph-rsid="00235f36"/>
    </style:style>
    <style:style style:name="P8" style:family="paragraph" style:parent-style-name="Standard">
      <style:paragraph-properties fo:line-height="150%"/>
      <style:text-properties fo:language="ru" fo:country="RU" officeooo:paragraph-rsid="001657f0"/>
    </style:style>
    <style:style style:name="P9" style:family="paragraph" style:parent-style-name="Standard">
      <style:paragraph-properties fo:margin-left="0in" fo:margin-right="0in" fo:margin-top="0in" fo:margin-bottom="0.0835in" style:contextual-spacing="false" fo:line-height="150%" fo:text-align="end" style:justify-single-word="false" fo:text-indent="0in" style:auto-text-indent="false"/>
      <style:text-properties fo:language="ru" fo:country="RU" officeooo:paragraph-rsid="001657f0"/>
    </style:style>
    <style:style style:name="P10" style:family="paragraph" style:parent-style-name="Standard">
      <style:paragraph-properties fo:margin-top="0in" fo:margin-bottom="0.0835in" style:contextual-spacing="false" fo:line-height="150%" fo:text-align="end" style:justify-single-word="false"/>
      <style:text-properties fo:color="#00000a" fo:language="ru" fo:country="RU" fo:font-weight="bold" officeooo:paragraph-rsid="001657f0" style:font-name-asian="Times New Roman1" style:font-weight-asian="bold" style:font-name-complex="Times New Roman1"/>
    </style:style>
    <style:style style:name="P11" style:family="paragraph" style:parent-style-name="Standard">
      <style:paragraph-properties fo:margin-top="0in" fo:margin-bottom="0.0835in" style:contextual-spacing="false" fo:line-height="150%"/>
      <style:text-properties fo:color="#00000a" fo:language="ru" fo:country="RU" fo:font-weight="bold" officeooo:paragraph-rsid="001657f0" style:font-name-asian="Times New Roman1" style:font-weight-asian="bold" style:font-name-complex="Times New Roman1"/>
    </style:style>
    <style:style style:name="P12" style:family="paragraph" style:parent-style-name="Standard">
      <style:paragraph-properties fo:margin-top="0in" fo:margin-bottom="0.0835in" style:contextual-spacing="false" fo:line-height="150%" fo:text-align="center" style:justify-single-word="false"/>
      <style:text-properties fo:color="#00000a" fo:language="ru" fo:country="RU" fo:font-weight="bold" officeooo:paragraph-rsid="001657f0" style:font-name-asian="Times New Roman1" style:font-weight-asian="bold" style:font-name-complex="Times New Roman1"/>
    </style:style>
    <style:style style:name="P13" style:family="paragraph" style:parent-style-name="Standard">
      <style:paragraph-properties fo:margin-top="0in" fo:margin-bottom="0.0835in" style:contextual-spacing="false" fo:line-height="150%" fo:text-align="center" style:justify-single-word="false"/>
      <style:text-properties fo:color="#00000a" fo:language="ru" fo:country="RU" fo:font-weight="bold" officeooo:rsid="0004eeaf" officeooo:paragraph-rsid="001657f0" style:font-name-asian="Times New Roman1" style:font-weight-asian="bold" style:font-name-complex="Times New Roman1"/>
    </style:style>
    <style:style style:name="P14" style:family="paragraph" style:parent-style-name="Standard">
      <style:paragraph-properties fo:margin-top="0in" fo:margin-bottom="0.0835in" style:contextual-spacing="false" fo:line-height="150%"/>
      <style:text-properties fo:color="#00000a" fo:language="ru" fo:country="RU" officeooo:paragraph-rsid="001657f0" style:font-name-complex="Times New Roman1"/>
    </style:style>
    <style:style style:name="P15" style:family="paragraph" style:parent-style-name="Standard">
      <style:paragraph-properties fo:margin-top="0in" fo:margin-bottom="0.0835in" style:contextual-spacing="false" fo:line-height="150%" fo:text-align="center" style:justify-single-word="false"/>
      <style:text-properties fo:color="#00000a" fo:font-size="18pt" fo:language="ru" fo:country="RU" fo:font-weight="bold" officeooo:paragraph-rsid="001657f0" style:font-name-asian="Times New Roman1" style:font-size-asian="18pt" style:font-weight-asian="bold" style:font-name-complex="Times New Roman1" style:font-size-complex="18pt"/>
    </style:style>
    <style:style style:name="P16" style:family="paragraph" style:parent-style-name="Standard">
      <style:paragraph-properties fo:margin-top="0in" fo:margin-bottom="0.0835in" style:contextual-spacing="false" fo:line-height="150%"/>
      <style:text-properties fo:color="#00000a" fo:font-size="18pt" fo:language="ru" fo:country="RU" fo:font-weight="bold" officeooo:paragraph-rsid="001657f0" style:font-name-asian="Times New Roman1" style:font-size-asian="18pt" style:font-weight-asian="bold" style:font-name-complex="Times New Roman1" style:font-size-complex="18pt"/>
    </style:style>
    <style:style style:name="P17" style:family="paragraph" style:parent-style-name="Standard">
      <style:paragraph-properties fo:margin-top="0in" fo:margin-bottom="0.0835in" style:contextual-spacing="false" fo:line-height="150%" fo:text-align="end" style:justify-single-word="false"/>
      <style:text-properties fo:language="ru" fo:country="RU" officeooo:paragraph-rsid="001657f0"/>
    </style:style>
    <style:style style:name="P18" style:family="paragraph" style:parent-style-name="Standard">
      <style:paragraph-properties fo:margin-top="0in" fo:margin-bottom="0.0835in" style:contextual-spacing="false" fo:line-height="150%" fo:text-align="center" style:justify-single-word="false"/>
      <style:text-properties fo:language="ru" fo:country="RU" officeooo:paragraph-rsid="001657f0"/>
    </style:style>
    <style:style style:name="P19" style:family="paragraph" style:parent-style-name="Standard">
      <style:paragraph-properties fo:margin-left="2.9583in" fo:margin-right="0in" fo:margin-top="0in" fo:margin-bottom="0.0835in" style:contextual-spacing="false" fo:line-height="150%" fo:text-align="end" style:justify-single-word="false" fo:text-indent="0in" style:auto-text-indent="false"/>
      <style:text-properties fo:color="#00000a" fo:language="ru" fo:country="RU" fo:font-weight="bold" officeooo:rsid="0004eeaf" officeooo:paragraph-rsid="001657f0" style:font-name-asian="Times New Roman1" style:font-weight-asian="bold" style:font-name-complex="Times New Roman1"/>
    </style:style>
    <style:style style:name="P20" style:family="paragraph" style:parent-style-name="Contents_20_2">
      <style:paragraph-properties>
        <style:tab-stops>
          <style:tab-stop style:position="6.4965in" style:type="right" style:leader-style="dotted" style:leader-text="."/>
        </style:tab-stops>
      </style:paragraph-properties>
    </style:style>
    <style:style style:name="P21" style:family="paragraph" style:parent-style-name="Bibliography_20_1">
      <style:paragraph-properties>
        <style:tab-stops/>
      </style:paragraph-properties>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Standard" style:list-style-name="L1">
      <style:paragraph-properties fo:line-height="150%"/>
      <style:text-properties style:font-name="Arial" fo:font-size="14pt" fo:language="ru" fo:country="RU" fo:font-weight="bold" officeooo:rsid="00350d00" officeooo:paragraph-rsid="00350d00" style:font-size-asian="14pt" style:font-weight-asian="bold" style:font-size-complex="14pt" style:font-weight-complex="bold"/>
    </style:style>
    <style:style style:name="P24" style:family="paragraph" style:parent-style-name="Standard">
      <style:paragraph-properties fo:line-height="150%"/>
      <style:text-properties style:font-name="Arial" fo:font-size="14pt" fo:language="ru" fo:country="RU" fo:font-weight="bold" officeooo:rsid="0022b5fa" officeooo:paragraph-rsid="0022b5fa" style:font-size-asian="14pt" style:font-weight-asian="bold" style:font-size-complex="14pt" style:font-weight-complex="bold"/>
    </style:style>
    <style:style style:name="P25" style:family="paragraph" style:parent-style-name="Standard" style:list-style-name="L1">
      <style:paragraph-properties fo:line-height="150%"/>
      <style:text-properties style:font-name="Arial" fo:font-size="14pt" fo:language="ru" fo:country="RU" fo:font-weight="bold" officeooo:rsid="004694d6" officeooo:paragraph-rsid="004694d6" style:font-size-asian="14pt" style:font-weight-asian="bold" style:font-size-complex="14pt" style:font-weight-complex="bold"/>
    </style:style>
    <style:style style:name="P26" style:family="paragraph" style:parent-style-name="Standard" style:list-style-name="L1">
      <style:paragraph-properties fo:line-height="150%" fo:text-align="justify" style:justify-single-word="false"/>
      <style:text-properties style:font-name="Arial" fo:font-size="12pt" fo:language="ru" fo:country="RU" fo:font-weight="bold" officeooo:rsid="002c2807" officeooo:paragraph-rsid="003273b5" style:font-size-asian="12pt" style:font-weight-asian="bold" style:font-size-complex="12pt" style:font-weight-complex="bold"/>
    </style:style>
    <style:style style:name="P27" style:family="paragraph" style:parent-style-name="Standard" style:list-style-name="L1">
      <style:paragraph-properties fo:line-height="150%" fo:text-align="justify" style:justify-single-word="false"/>
      <style:text-properties style:font-name="Arial" fo:font-size="12pt" fo:language="ru" fo:country="RU" fo:font-weight="bold" officeooo:rsid="002db7d5" officeooo:paragraph-rsid="0038d2ab" style:font-size-asian="12pt" style:font-weight-asian="bold" style:font-size-complex="12pt" style:font-weight-complex="bold"/>
    </style:style>
    <style:style style:name="P28" style:family="paragraph" style:parent-style-name="Standard" style:list-style-name="L1">
      <style:paragraph-properties fo:line-height="150%" fo:text-align="justify" style:justify-single-word="false"/>
      <style:text-properties style:font-name="Arial" fo:font-size="12pt" fo:language="ru" fo:country="RU" fo:font-weight="bold" officeooo:rsid="002ae6bb" officeooo:paragraph-rsid="002ae6bb" style:font-size-asian="12pt" style:font-weight-asian="bold" style:font-size-complex="12pt" style:font-weight-complex="bold"/>
    </style:style>
    <style:style style:name="P29" style:family="paragraph" style:parent-style-name="Standard" style:list-style-name="L1">
      <style:paragraph-properties fo:line-height="150%" fo:text-align="justify" style:justify-single-word="false"/>
      <style:text-properties style:font-name="Arial" fo:font-size="12pt" fo:language="ru" fo:country="RU" fo:font-weight="bold" officeooo:rsid="003273b5" officeooo:paragraph-rsid="003273b5" style:font-size-asian="12pt" style:font-weight-asian="bold" style:font-size-complex="12pt" style:font-weight-complex="bold"/>
    </style:style>
    <style:style style:name="P30" style:family="paragraph" style:parent-style-name="Standard" style:list-style-name="L1">
      <style:paragraph-properties fo:line-height="150%"/>
      <style:text-properties style:font-name="Arial" fo:font-size="12pt" fo:language="ru" fo:country="RU" fo:font-weight="bold" officeooo:rsid="00350d00" officeooo:paragraph-rsid="00350d00" style:font-size-asian="12pt" style:font-weight-asian="bold" style:font-size-complex="12pt" style:font-weight-complex="bold"/>
    </style:style>
    <style:style style:name="P31" style:family="paragraph" style:parent-style-name="Standard" style:list-style-name="L1">
      <style:paragraph-properties fo:line-height="150%"/>
      <style:text-properties style:font-name="Arial" fo:font-size="12pt" fo:language="ru" fo:country="RU" fo:font-weight="bold" officeooo:rsid="00350d00" officeooo:paragraph-rsid="0019fe87" style:font-size-asian="12pt" style:font-weight-asian="bold" style:font-size-complex="12pt" style:font-weight-complex="bold"/>
    </style:style>
    <style:style style:name="P32" style:family="paragraph" style:parent-style-name="Standard" style:list-style-name="L1">
      <style:paragraph-properties fo:line-height="150%"/>
      <style:text-properties style:font-name="Arial" fo:font-size="12pt" fo:language="ru" fo:country="RU" fo:font-weight="bold" officeooo:rsid="00350d00" officeooo:paragraph-rsid="004079bb" style:font-size-asian="12pt" style:font-weight-asian="bold" style:font-size-complex="12pt" style:font-weight-complex="bold"/>
    </style:style>
    <style:style style:name="P33" style:family="paragraph" style:parent-style-name="Standard" style:list-style-name="L1">
      <style:paragraph-properties fo:line-height="150%" fo:text-align="justify" style:justify-single-word="false"/>
      <style:text-properties style:font-name="Arial" fo:font-size="12pt" fo:language="ru" fo:country="RU" fo:font-weight="bold" officeooo:rsid="0038d2ab" officeooo:paragraph-rsid="0038d2ab" style:font-size-asian="12pt" style:font-weight-asian="bold" style:font-size-complex="12pt" style:font-weight-complex="bold"/>
    </style:style>
    <style:style style:name="P34" style:family="paragraph" style:parent-style-name="Standard" style:list-style-name="L1">
      <style:paragraph-properties fo:line-height="150%"/>
      <style:text-properties style:font-name="Arial" fo:font-size="12pt" fo:language="ru" fo:country="RU" fo:font-weight="bold" officeooo:rsid="0043b1a8" officeooo:paragraph-rsid="0043b1a8" style:font-size-asian="12pt" style:font-weight-asian="bold" style:font-size-complex="12pt" style:font-weight-complex="bold"/>
    </style:style>
    <style:style style:name="P35" style:family="paragraph" style:parent-style-name="Standard" style:list-style-name="L1">
      <style:paragraph-properties fo:line-height="150%"/>
      <style:text-properties style:font-name="Arial" fo:language="ru" fo:country="RU" fo:font-weight="bold" officeooo:rsid="0022b5fa" officeooo:paragraph-rsid="0022b5fa" style:font-weight-asian="bold" style:font-weight-complex="bold"/>
    </style:style>
    <style:style style:name="P36" style:family="paragraph" style:parent-style-name="Standard" style:list-style-name="L1">
      <style:paragraph-properties fo:line-height="150%"/>
      <style:text-properties style:font-name="Arial" fo:language="ru" fo:country="RU" fo:font-weight="bold" officeooo:rsid="00350d00" officeooo:paragraph-rsid="00350d00" style:font-weight-asian="bold" style:font-weight-complex="bold"/>
    </style:style>
    <style:style style:name="P37" style:family="paragraph" style:parent-style-name="Standard" style:list-style-name="L1">
      <style:paragraph-properties fo:line-height="150%"/>
      <style:text-properties style:font-name="Arial" fo:language="ru" fo:country="RU" fo:font-weight="bold" officeooo:rsid="00350d00" officeooo:paragraph-rsid="0019fe87" style:font-weight-asian="bold" style:font-weight-complex="bold"/>
    </style:style>
    <style:style style:name="P38" style:family="paragraph" style:parent-style-name="Standard" style:list-style-name="L1">
      <style:paragraph-properties fo:line-height="150%"/>
      <style:text-properties style:font-name="Arial" fo:language="ru" fo:country="RU" fo:font-weight="bold" officeooo:rsid="00350d00" officeooo:paragraph-rsid="004079bb" style:font-weight-asian="bold" style:font-weight-complex="bold"/>
    </style:style>
    <style:style style:name="P39" style:family="paragraph" style:parent-style-name="Standard" style:list-style-name="L1">
      <style:paragraph-properties fo:line-height="150%"/>
      <style:text-properties style:font-name="Arial" fo:language="ru" fo:country="RU" fo:font-weight="bold" officeooo:rsid="001b2c41" officeooo:paragraph-rsid="00217071" style:font-weight-asian="bold" style:font-weight-complex="bold"/>
    </style:style>
    <style:style style:name="P40" style:family="paragraph" style:parent-style-name="Standard" style:list-style-name="L1">
      <style:paragraph-properties fo:line-height="150%"/>
      <style:text-properties style:font-name="Arial" fo:language="ru" fo:country="RU" fo:font-weight="bold" officeooo:rsid="001b2c41" officeooo:paragraph-rsid="001b2c41" style:font-weight-asian="bold" style:font-weight-complex="bold"/>
    </style:style>
    <style:style style:name="P41" style:family="paragraph" style:parent-style-name="Standard" style:list-style-name="L1">
      <style:paragraph-properties fo:line-height="150%"/>
      <style:text-properties style:font-name="Arial" fo:language="ru" fo:country="RU" fo:font-weight="bold" officeooo:rsid="0019fe87" officeooo:paragraph-rsid="0019fe87" style:font-weight-asian="bold" style:font-weight-complex="bold"/>
    </style:style>
    <style:style style:name="P42" style:family="paragraph" style:parent-style-name="Standard" style:list-style-name="L1">
      <style:paragraph-properties fo:line-height="150%"/>
      <style:text-properties fo:font-size="12pt" fo:language="ru" fo:country="RU" fo:font-weight="bold" officeooo:rsid="002ae6bb" officeooo:paragraph-rsid="002ae6bb" style:font-size-asian="12pt" style:font-weight-asian="bold" style:font-size-complex="12pt" style:font-weight-complex="bold"/>
    </style:style>
    <style:style style:name="P43" style:family="paragraph" style:parent-style-name="Standard" style:list-style-name="L1">
      <style:paragraph-properties fo:line-height="150%" fo:text-align="justify" style:justify-single-word="false"/>
      <style:text-properties fo:font-size="12pt" fo:language="ru" fo:country="RU" fo:font-weight="bold" officeooo:rsid="002ae6bb" officeooo:paragraph-rsid="003273b5" style:font-size-asian="12pt" style:font-weight-asian="bold" style:font-size-complex="12pt" style:font-weight-complex="bold"/>
    </style:style>
    <style:style style:name="P44" style:family="paragraph" style:parent-style-name="Standard" style:list-style-name="L1">
      <style:paragraph-properties fo:line-height="150%" fo:text-align="justify" style:justify-single-word="false"/>
      <style:text-properties fo:font-size="12pt" fo:language="ru" fo:country="RU" fo:font-weight="bold" officeooo:rsid="002ae6bb" officeooo:paragraph-rsid="003e27db" style:font-size-asian="12pt" style:font-weight-asian="bold" style:font-size-complex="12pt" style:font-weight-complex="bold"/>
    </style:style>
    <style:style style:name="P45" style:family="paragraph" style:parent-style-name="Standard" style:list-style-name="L1">
      <style:paragraph-properties fo:line-height="150%" fo:text-align="justify" style:justify-single-word="false"/>
      <style:text-properties fo:font-size="12pt" fo:language="ru" fo:country="RU" fo:font-weight="bold" officeooo:rsid="002baf7b" officeooo:paragraph-rsid="002db7d5" style:font-size-asian="12pt" style:font-weight-asian="bold" style:font-size-complex="12pt" style:font-weight-complex="bold"/>
    </style:style>
    <style:style style:name="P46"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c2807" officeooo:paragraph-rsid="003273b5" style:font-size-asian="12pt" style:font-weight-asian="normal" style:font-size-complex="12pt" style:font-weight-complex="normal"/>
    </style:style>
    <style:style style:name="P47"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c2807" officeooo:paragraph-rsid="003efbe1" style:font-size-asian="12pt" style:font-weight-asian="normal" style:font-size-complex="12pt" style:font-weight-complex="normal"/>
    </style:style>
    <style:style style:name="P48"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c2807" officeooo:paragraph-rsid="003ff88e" style:font-size-asian="12pt" style:font-weight-asian="normal" style:font-size-complex="12pt" style:font-weight-complex="normal"/>
    </style:style>
    <style:style style:name="P49"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368c3" officeooo:paragraph-rsid="003368c3" style:font-size-asian="12pt" style:font-weight-asian="normal" style:font-size-complex="12pt" style:font-weight-complex="normal"/>
    </style:style>
    <style:style style:name="P50"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273b5" officeooo:paragraph-rsid="003368c3" style:font-size-asian="12pt" style:font-weight-asian="normal" style:font-size-complex="12pt" style:font-weight-complex="normal"/>
    </style:style>
    <style:style style:name="P51"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ae6bb" officeooo:paragraph-rsid="002baf7b" style:font-size-asian="12pt" style:font-weight-asian="normal" style:font-size-complex="12pt" style:font-weight-complex="normal"/>
    </style:style>
    <style:style style:name="P52"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6e9af" officeooo:paragraph-rsid="0038d2ab" style:font-size-asian="10.5pt" style:font-weight-asian="normal" style:font-size-complex="12pt" style:font-weight-complex="normal"/>
    </style:style>
    <style:style style:name="P53" style:family="paragraph" style:parent-style-name="Standard" style:list-style-name="L3">
      <style:paragraph-properties fo:line-height="150%" fo:text-align="justify" style:justify-single-word="false"/>
      <style:text-properties style:font-name="Times New Roman" fo:font-size="12pt" fo:language="ru" fo:country="RU" fo:font-weight="normal" officeooo:rsid="0036e9af" officeooo:paragraph-rsid="0038d2ab" style:font-size-asian="10.5pt" style:font-weight-asian="normal" style:font-size-complex="12pt" style:font-weight-complex="normal"/>
    </style:style>
    <style:style style:name="P54" style:family="paragraph" style:parent-style-name="Standard" style:list-style-name="L3">
      <style:paragraph-properties fo:line-height="150%" fo:text-align="justify" style:justify-single-word="false"/>
      <style:text-properties style:font-name="Times New Roman" fo:font-size="12pt" fo:language="ru" fo:country="RU" fo:font-weight="normal" officeooo:rsid="0036e9af" officeooo:paragraph-rsid="003efbe1" style:font-size-asian="10.5pt" style:font-weight-asian="normal" style:font-size-complex="12pt" style:font-weight-complex="normal"/>
    </style:style>
    <style:style style:name="P55"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35f36" officeooo:paragraph-rsid="002baf7b" style:font-size-asian="10.5pt" style:font-weight-asian="normal" style:font-size-complex="12pt" style:font-weight-complex="normal"/>
    </style:style>
    <style:style style:name="P56"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35f36" officeooo:paragraph-rsid="002ae6bb" style:font-size-asian="10.5pt" style:font-weight-asian="normal" style:font-size-complex="12pt" style:font-weight-complex="normal"/>
    </style:style>
    <style:style style:name="P57"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8f87b" officeooo:paragraph-rsid="002c2807" style:font-size-asian="10.5pt" style:font-weight-asian="normal" style:font-size-complex="12pt" style:font-weight-complex="normal"/>
    </style:style>
    <style:style style:name="P58"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8f87b" officeooo:paragraph-rsid="0028f87b" style:font-size-asian="10.5pt" style:font-weight-asian="normal" style:font-size-complex="12pt" style:font-weight-complex="normal"/>
    </style:style>
    <style:style style:name="P59"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e1eec" officeooo:paragraph-rsid="002e1eec" style:font-size-asian="10.5pt" style:font-weight-asian="normal" style:font-size-complex="12pt" style:font-weight-complex="normal"/>
    </style:style>
    <style:style style:name="P60"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8d2ab" officeooo:paragraph-rsid="0038d2ab" style:font-size-asian="10.5pt" style:font-weight-asian="normal" style:font-size-complex="12pt" style:font-weight-complex="normal"/>
    </style:style>
    <style:style style:name="P61"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8d2ab" officeooo:paragraph-rsid="003a4e54" style:font-size-asian="10.5pt" style:font-weight-asian="normal" style:font-size-complex="12pt" style:font-weight-complex="normal"/>
    </style:style>
    <style:style style:name="P62" style:family="paragraph" style:parent-style-name="Standard" style:list-style-name="L1">
      <style:paragraph-properties fo:line-height="150%"/>
      <style:text-properties style:font-name="Times New Roman" fo:language="ru" fo:country="RU" officeooo:rsid="0019fe87" officeooo:paragraph-rsid="0019fe87"/>
    </style:style>
    <style:style style:name="P63" style:family="paragraph" style:parent-style-name="Standard">
      <style:paragraph-properties fo:line-height="150%"/>
      <style:text-properties style:font-name="Times New Roman" fo:language="ru" fo:country="RU" officeooo:rsid="0041e117" officeooo:paragraph-rsid="0041e117"/>
    </style:style>
    <style:style style:name="P64" style:family="paragraph" style:parent-style-name="Standard">
      <style:paragraph-properties fo:line-height="150%"/>
      <style:text-properties fo:language="ru" fo:country="RU" fo:font-weight="bold" officeooo:paragraph-rsid="001657f0" style:font-weight-asian="bold" style:font-weight-complex="bold"/>
    </style:style>
    <style:style style:name="P65" style:family="paragraph" style:parent-style-name="Standard" style:list-style-name="L1">
      <style:paragraph-properties fo:line-height="150%"/>
      <style:text-properties fo:language="ru" fo:country="RU" fo:font-weight="bold" officeooo:paragraph-rsid="0019fe87" style:font-weight-asian="bold" style:font-weight-complex="bold"/>
    </style:style>
    <style:style style:name="P66" style:family="paragraph" style:parent-style-name="Standard">
      <style:paragraph-properties fo:line-height="150%"/>
      <style:text-properties fo:language="ru" fo:country="RU" fo:font-weight="bold" officeooo:rsid="003efbe1" officeooo:paragraph-rsid="001657f0" style:font-weight-asian="bold" style:font-weight-complex="bold"/>
    </style:style>
    <style:style style:name="P67" style:family="paragraph" style:parent-style-name="Standard">
      <style:paragraph-properties fo:line-height="150%"/>
      <style:text-properties style:font-name="Times New Roman" fo:font-size="12pt" fo:language="ru" fo:country="RU" fo:font-weight="normal" officeooo:rsid="0043b1a8" officeooo:paragraph-rsid="0044e52d" style:font-size-asian="12pt" style:font-weight-asian="normal" style:font-size-complex="12pt" style:font-weight-complex="normal"/>
    </style:style>
    <style:style style:name="P68"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43b1a8" officeooo:paragraph-rsid="004cb5b2" style:font-size-asian="12pt" style:font-weight-asian="normal" style:font-size-complex="12pt" style:font-weight-complex="normal"/>
    </style:style>
    <style:style style:name="P69" style:family="paragraph" style:parent-style-name="Standard" style:list-style-name="L1">
      <style:paragraph-properties fo:line-height="150%"/>
      <style:text-properties style:font-name="Times New Roman" fo:font-size="12pt" fo:language="ru" fo:country="RU" fo:font-weight="normal" officeooo:rsid="004694d6" officeooo:paragraph-rsid="004694d6" style:font-size-asian="12pt" style:font-weight-asian="normal" style:font-size-complex="12pt" style:font-weight-complex="normal"/>
    </style:style>
    <style:style style:name="P70"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4cb5b2" officeooo:paragraph-rsid="004cb5b2" style:font-size-asian="12pt" style:font-weight-asian="normal" style:font-size-complex="12pt" style:font-weight-complex="normal"/>
    </style:style>
    <style:style style:name="T1" style:family="text">
      <style:text-properties fo:color="#00000a" fo:font-weight="bold" style:font-name-asian="Times New Roman1" style:font-weight-asian="bold" style:font-name-complex="Times New Roman1"/>
    </style:style>
    <style:style style:name="T2" style:family="text">
      <style:text-properties fo:color="#00000a" fo:font-weight="bold" officeooo:rsid="0004eeaf" style:font-name-asian="Times New Roman1" style:font-weight-asian="bold" style:font-name-complex="Times New Roman1"/>
    </style:style>
    <style:style style:name="T3" style:family="text">
      <style:text-properties fo:color="#00000a" style:font-name-complex="Times New Roman1"/>
    </style:style>
    <style:style style:name="T4" style:family="text">
      <style:text-properties style:font-name="Arial"/>
    </style:style>
    <style:style style:name="T5" style:family="text">
      <style:text-properties style:font-name="Arial" officeooo:rsid="0019fe87"/>
    </style:style>
    <style:style style:name="T6" style:family="text">
      <style:text-properties style:font-name="Arial" officeooo:rsid="003273b5"/>
    </style:style>
    <style:style style:name="T7" style:family="text">
      <style:text-properties style:font-name="Arial" fo:font-size="14pt" officeooo:rsid="0019fe87" style:font-size-asian="14pt" style:font-size-complex="14pt"/>
    </style:style>
    <style:style style:name="T8" style:family="text">
      <style:text-properties style:font-name="Times New Roman" fo:font-weight="normal" officeooo:rsid="0022b5fa" style:font-size-asian="10.5pt" style:font-weight-asian="normal" style:font-weight-complex="normal"/>
    </style:style>
    <style:style style:name="T9" style:family="text">
      <style:text-properties style:font-name="Times New Roman" fo:font-weight="normal" officeooo:rsid="0028f87b" style:font-size-asian="10.5pt" style:font-weight-asian="normal" style:font-weight-complex="normal"/>
    </style:style>
    <style:style style:name="T10" style:family="text">
      <style:text-properties style:font-name="Times New Roman" fo:font-weight="normal" officeooo:rsid="00235f36" style:font-size-asian="10.5pt" style:font-weight-asian="normal" style:font-weight-complex="normal"/>
    </style:style>
    <style:style style:name="T11" style:family="text">
      <style:text-properties style:font-name="Times New Roman" fo:font-weight="normal" officeooo:rsid="002a082c" style:font-size-asian="10.5pt" style:font-weight-asian="normal" style:font-weight-complex="normal"/>
    </style:style>
    <style:style style:name="T12" style:family="text">
      <style:text-properties style:font-name="Times New Roman" fo:font-weight="normal" officeooo:rsid="002c2807" style:font-size-asian="10.5pt" style:font-weight-asian="normal" style:font-weight-complex="normal"/>
    </style:style>
    <style:style style:name="T13" style:family="text">
      <style:text-properties style:font-name="Times New Roman" fo:font-weight="normal" officeooo:rsid="002f70db" style:font-size-asian="10.5pt" style:font-weight-asian="normal" style:font-weight-complex="normal"/>
    </style:style>
    <style:style style:name="T14" style:family="text">
      <style:text-properties style:font-name="Times New Roman" fo:font-weight="normal" officeooo:rsid="0036e9af" style:font-size-asian="10.5pt" style:font-weight-asian="normal" style:font-weight-complex="normal"/>
    </style:style>
    <style:style style:name="T15" style:family="text">
      <style:text-properties style:font-name="Times New Roman" fo:font-weight="normal" officeooo:rsid="003d6a72" style:font-size-asian="10.5pt" style:font-weight-asian="normal" style:font-weight-complex="normal"/>
    </style:style>
    <style:style style:name="T16" style:family="text">
      <style:text-properties style:font-name="Times New Roman" fo:font-weight="normal" officeooo:rsid="003e27db" style:font-size-asian="10.5pt" style:font-weight-asian="normal" style:font-weight-complex="normal"/>
    </style:style>
    <style:style style:name="T17" style:family="text">
      <style:text-properties style:font-name="Times New Roman" fo:font-weight="normal" officeooo:rsid="0040ec25" style:font-size-asian="10.5pt" style:font-weight-asian="normal" style:font-weight-complex="normal"/>
    </style:style>
    <style:style style:name="T18" style:family="text">
      <style:text-properties style:font-name="Times New Roman" fo:font-weight="normal" officeooo:rsid="0041e117" style:font-size-asian="10.5pt" style:font-weight-asian="normal" style:font-weight-complex="normal"/>
    </style:style>
    <style:style style:name="T19" style:family="text">
      <style:text-properties style:font-name="Times New Roman" fo:font-weight="normal" officeooo:rsid="004694d6" style:font-size-asian="10.5pt" style:font-weight-asian="normal" style:font-weight-complex="normal"/>
    </style:style>
    <style:style style:name="T20" style:family="text">
      <style:text-properties style:font-name="Times New Roman" fo:font-weight="normal" officeooo:rsid="00491638" style:font-size-asian="10.5pt" style:font-weight-asian="normal" style:font-weight-complex="normal"/>
    </style:style>
    <style:style style:name="T21" style:family="text">
      <style:text-properties officeooo:rsid="002baf7b"/>
    </style:style>
    <style:style style:name="T22" style:family="text">
      <style:text-properties style:font-size-asian="10.5pt"/>
    </style:style>
    <style:style style:name="T23" style:family="text">
      <style:text-properties officeooo:rsid="0028f87b" style:font-size-asian="10.5pt"/>
    </style:style>
    <style:style style:name="T24" style:family="text">
      <style:text-properties officeooo:rsid="003368c3" style:font-size-asian="10.5pt"/>
    </style:style>
    <style:style style:name="T25" style:family="text">
      <style:text-properties officeooo:rsid="003d1e18" style:font-size-asian="10.5pt"/>
    </style:style>
    <style:style style:name="T26" style:family="text">
      <style:text-properties officeooo:rsid="003d6a72" style:font-size-asian="10.5pt"/>
    </style:style>
    <style:style style:name="T27" style:family="text">
      <style:text-properties officeooo:rsid="003e27db" style:font-size-asian="10.5pt"/>
    </style:style>
    <style:style style:name="T28" style:family="text">
      <style:text-properties officeooo:rsid="003efbe1" style:font-size-asian="10.5pt"/>
    </style:style>
    <style:style style:name="T29" style:family="text">
      <style:text-properties officeooo:rsid="003ff88e" style:font-size-asian="10.5pt"/>
    </style:style>
    <style:style style:name="T30" style:family="text">
      <style:text-properties officeooo:rsid="00491638" style:font-size-asian="10.5pt"/>
    </style:style>
    <style:style style:name="T31" style:family="text">
      <style:text-properties officeooo:rsid="004b0d1c" style:font-size-asian="10.5pt"/>
    </style:style>
    <style:style style:name="T32" style:family="text">
      <style:text-properties officeooo:rsid="004b87a6" style:font-size-asian="10.5pt"/>
    </style:style>
    <style:style style:name="T33" style:family="text">
      <style:text-properties officeooo:rsid="002db7d5"/>
    </style:style>
    <style:style style:name="T34" style:family="text">
      <style:text-properties officeooo:rsid="002e8700"/>
    </style:style>
    <style:style style:name="T35" style:family="text">
      <style:text-properties fo:font-size="14pt" style:font-size-asian="14pt" style:font-size-complex="14pt"/>
    </style:style>
    <style:style style:name="T36" style:family="text">
      <style:text-properties fo:font-size="14pt" officeooo:rsid="0019fe87" style:font-size-asian="14pt" style:font-size-complex="14pt"/>
    </style:style>
    <style:style style:name="T37" style:family="text">
      <style:text-properties officeooo:rsid="0028f87b"/>
    </style:style>
    <style:style style:name="T38" style:family="text">
      <style:text-properties officeooo:rsid="003368c3"/>
    </style:style>
    <style:style style:name="T39" style:family="text">
      <style:text-properties officeooo:rsid="002a082c"/>
    </style:style>
    <style:style style:name="T40" style:family="text">
      <style:text-properties officeooo:rsid="003a4e54"/>
    </style:style>
    <style:style style:name="T41" style:family="text">
      <style:text-properties officeooo:rsid="003ca056"/>
    </style:style>
    <style:style style:name="T42" style:family="text">
      <style:text-properties officeooo:rsid="003d0d68"/>
    </style:style>
    <style:style style:name="T43" style:family="text">
      <style:text-properties officeooo:rsid="003d1e18"/>
    </style:style>
    <style:style style:name="T44" style:family="text">
      <style:text-properties officeooo:rsid="003e27db"/>
    </style:style>
    <style:style style:name="T45" style:family="text">
      <style:text-properties officeooo:rsid="003efbe1"/>
    </style:style>
    <style:style style:name="T46" style:family="text">
      <style:text-properties officeooo:rsid="0044e52d"/>
    </style:style>
    <style:style style:name="T47" style:family="text">
      <style:text-properties officeooo:rsid="004b0d1c"/>
    </style:style>
    <style:style style:name="T48" style:family="text">
      <style:text-properties officeooo:rsid="004cb5b2"/>
    </style:style>
    <style:style style:name="T49" style:family="text">
      <style:text-properties officeooo:rsid="004d6b09"/>
    </style:style>
    <style:style style:name="fr1"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style:list-level-properties text:list-level-position-and-space-mode="label-alignment">
          <style:list-level-label-alignment text:label-followed-by="space"/>
        </style:list-level-properties>
      </text:list-level-style-number>
      <text:list-level-style-number text:level="7" style:num-format="1">
        <style:list-level-properties text:list-level-position-and-space-mode="label-alignment">
          <style:list-level-label-alignment text:label-followed-by="space"/>
        </style:list-level-properties>
      </text:list-level-style-number>
      <text:list-level-style-number text:level="8" style:num-format="1">
        <style:list-level-properties text:list-level-position-and-space-mode="label-alignment">
          <style:list-level-label-alignment text:label-followed-by="space"/>
        </style:list-level-properties>
      </text:list-level-style-number>
      <text:list-level-style-number text:level="9" style:num-format="1">
        <style:list-level-properties text:list-level-position-and-space-mode="label-alignment">
          <style:list-level-label-alignment text:label-followed-by="space"/>
        </style:list-level-properties>
      </text:list-level-style-number>
      <text:list-level-style-number text:level="10" style:num-format="1">
        <style:list-level-properties text:list-level-position-and-space-mode="label-alignment">
          <style:list-level-label-alignment text:label-followed-by="space"/>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4165in" fo:text-indent="-0.25in" fo:margin-left="0.41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Правительство Российской Федерации</text:span></text:p>
      <text:p text:style-name="P12">Федеральное государственное автономное образовательное</text:p>
      <text:p text:style-name="P12">учреждение высшего образования</text:p>
      <text:p text:style-name="P18"><text:span text:style-name="T1">«Национальный исследовательский университет</text:span><text:span text:style-name="T3"> </text:span><text:span text:style-name="T1">«Высшая школа экономики»</text:span></text:p>
      <text:p text:style-name="P11"><text:s/></text:p>
      <text:p text:style-name="P12">Факультет компьютерных наук</text:p>
      <text:p text:style-name="P12">Основная образовательная программа</text:p>
      <text:p text:style-name="P12"><text:s/>Прикладная математика и информатика</text:p>
      <text:p text:style-name="P14"/>
      <text:p text:style-name="P16"><text:s/></text:p>
      <text:p text:style-name="P15">ВЫПУСКНАЯ КВАЛИФИКАЦИОННАЯ РАБОТА</text:p>
      <text:p text:style-name="P12">на тему </text:p>
      <text:p text:style-name="P13">Применение алгоритмов машинного обучения для моделирования биржевого агента</text:p>
      <text:p text:style-name="P11"><text:s/></text:p>
      <text:p text:style-name="P11"><text:s/></text:p>
      <text:p text:style-name="P17"><text:span text:style-name="T1">Выполнил студент группы </text:span><text:span text:style-name="T2">БПМИ-123</text:span><text:span text:style-name="T1">, <text:s/></text:span><text:span text:style-name="T2">4 </text:span><text:span text:style-name="T1">курса,</text:span></text:p>
      <text:p text:style-name="P19">Душацкий Аркадий Владиславович</text:p>
      <text:p text:style-name="P10"><text:s/></text:p>
      <text:p text:style-name="P10">Научный руководитель:</text:p>
      <text:p text:style-name="P9"><text:span text:style-name="T2">к.ф-м.н</text:span><text:span text:style-name="T1">, </text:span><text:span text:style-name="T2">доцент</text:span><text:span text:style-name="T1">, </text:span><text:span text:style-name="T2">Вознесенская Тамара Васильевна</text:span></text:p>
      <text:p text:style-name="P10"/>
      <text:p text:style-name="P10"/>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ext:p>
            <text:p text:style-name="Contents_20_Heading">Содержание</text:p>
          </text:index-title>
          <text:p text:style-name="P22">Введение<text:tab/>2</text:p>
          <text:p text:style-name="P20">Предметная область<text:tab/>2</text:p>
          <text:p text:style-name="P20">Объект и предмет исследования<text:tab/>3</text:p>
          <text:p text:style-name="P20">Обзор работ по теме исследования<text:tab/>3</text:p>
          <text:p text:style-name="P20">Цель и задачи работы<text:tab/>4</text:p>
          <text:p text:style-name="P20">Используемые методы<text:tab/>5</text:p>
          <text:p text:style-name="P20">Актуальность работы<text:tab/>6</text:p>
          <text:p text:style-name="P20">Новизна и практическая ценность работы<text:tab/>7</text:p>
          <text:p text:style-name="P20">Структура работы<text:tab/>7</text:p>
          <text:p text:style-name="P22">Теоретическая часть<text:tab/>8</text:p>
        </text:index-body>
      </text:table-of-content>
      <text:p text:style-name="P3"/>
      <text:p text:style-name="P66"/>
      <text:p text:style-name="P66"/>
      <text:p text:style-name="P66"/>
      <text:p text:style-name="P6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list xml:id="list2880238541827183071" text:style-name="L1">
        <text:list-item>
          <text:p text:style-name="P65"><text:toc-mark-start text:id="IMark454641784" text:outline-level="1"/><text:span text:style-name="T7">Введение</text:span><text:toc-mark-end text:id="IMark454641784"/></text:p>
          <text:list>
            <text:list-item>
              <text:p text:style-name="P42"><text:toc-mark text:string-value="Предметная область" text:outline-level="2"/><text:span text:style-name="T5">П</text:span><text:span text:style-name="T4">редметная область</text:span></text:p>
              <text:list>
                <text:list-header>
                  <text:p text:style-name="P43"><text:span text:style-name="T8">Алгоритмическая торговля </text:span><text:span text:style-name="T12">(трейдинг) </text:span><text:span text:style-name="T8">является высокотехнологичной областью, находящейся на стыке компьютерных наук (таких направлений, как анализ данных, машинное обучение, программная инженерия), эконом</text:span><text:span text:style-name="T9">етрики</text:span><text:span text:style-name="T8"> и математики (</text:span><text:span text:style-name="T12">статистики</text:span><text:span text:style-name="T8">, методов оптимизации и др.). Благодаря заинтересованности крупнейших финансовых компаний и хедж-фондов в постоянном совершенствовании собственных торговых систем и алгоритмов, область постоянно развивается. Особенностью области является закрытость информации, поскольку компании, занимающиеся алгоритмическим трейдингом, являются конкурирующими друг с другом, </text:span><text:span text:style-name="T10">из-за чего публикуемые в открытых источниках исследования дают неполную картину всех исследований, проводимых в области.</text:span></text:p>
                  <text:p text:style-name="P43"><text:span text:style-name="T10"/></text:p>
                </text:list-header>
              </text:list>
            </text:list-item>
            <text:list-item>
              <text:p text:style-name="P26"><text:toc-mark text:string-value="Объект и предмет исследования" text:outline-level="2"/>Объект и предмет исследования</text:p>
              <text:p text:style-name="P46">Системами, рассматриваемыми в работе являются финансовые рынки. <text:span text:style-name="T33">Существует несколько уровней подробности их рассмотрения, наиболее подробным является биржевой стакан - система, описывающая выставленные участниками рынка ордера на покупку или продажу по разным ценовым уровням. Более общим способом описания рынков являются рыночные свечи: при этом методе описания время торгов разбивается на отдельные периоды, в базовом варианте каждый из периодов характеризуется четвёркой чисел: цена актива в начале периода (open), цена актива в конце периода (close), минимальная цена за этот период (low, максимальная цена период (high). В более расширенном варианте к этим данным добавляются также величины объёма продаж и объёма покупок инструмента за данный период. Название свеча объясняется графическим представлением данного способа описания рынка. В данной работе рассматривается описательный подход с помощью расширенного варианта свечей (каждый период времени характеризуется шестью величинами), поскольку алгоритмам, применяемым в работе, достаточен уровень описания рынка, который обеспечивают рыночные свечи. </text:span>Для численного описания рынка в каждый момент времени используется набор технических индикаторов — рассчитываемых на основе <text:span text:style-name="T34">данных свечей. В работе технические индикаторы выполняют функцию входных признаков для алгоритмов машинного обучения.</text:span></text:p>
              <text:p text:style-name="P46"><text:s text:c="3"/>Предметом исследования являются <text:span text:style-name="T33">скрытые закономерности в работе рынков, выявление паттернов в событиях на финансовых рынках позволяют получать прибыль от совершения </text:span><text:soft-page-break/><text:span text:style-name="T33">торговых операций.</text:span> При этом в работе используется метод, <text:span text:style-name="T33">который не требует в явном виде описания существующих или предполагаемых закономерностей и не выявляет их в явном в виде, однако он использует их неявно, что демонстрируется успешной работой алгоритма . </text:span></text:p>
              <text:p text:style-name="P46"/>
            </text:list-item>
            <text:list-item>
              <text:p text:style-name="P33"><text:toc-mark-start text:id="IMark454656984" text:outline-level="2"/>Обзор работ по теме исследования<text:toc-mark-end text:id="IMark454656984"/></text:p>
              <text:list>
                <text:list-item>
                  <text:list>
                    <text:list-header>
                      <text:p text:style-name="P61"><text:span text:style-name="T39">Н</text:span>аиболее традиционным способом применения машинного обучения к задаче алгоритмической торговли является обучение с учителем (supervised learning). В качестве целевой переменной, то есть переменной, значение которой предсказывается алгоритмом, выступает изменение цены актива за некоторый период времени <text:bibliography-mark text:identifier="predict price" text:bibliography-type="article" text:author="Li Tun, Liu Gong Shen" text:journal="Applied Mechanics and Materials" text:month="Feb" text:pages="1116-1121" text:title="Stock Price's Prediction with Decision Tree" text:volume="48-49" text:year="2011">[1]</text:bibliography-mark> или, альтернативно, волатильность рынка <text:bibliography-mark text:identifier="volatility" text:bibliography-type="article" text:author="R. Seethalakshmi , V. Saavithri, V. Badrinath , C. Vijayabanu" text:journal="IJRET: International Journal of Research in Engineering and Technology" text:title="PCA BASED SUPPORT VECTOR MACHINE TECHNIQUE FORVOLATILITY FORECASTING">[2]</text:bibliography-mark>. </text:p>
                      <text:p text:style-name="P61"><text:span text:style-name="T40"><text:s text:c="4"/>В начале исследований по применению машинного обучения к прогнозированию событий на финансовых биржах наиболее часто используемыми алгоритмами были более простые и хорошо изученные алгоритмы: деревья решений и машины опорных векторов. При таких методах входными признаками алгоритмов машинного обучения обычно являются технические индикаторы рынка </text:span><text:span text:style-name="T40"><text:bibliography-mark text:identifier="svm_indicators1" text:bibliography-type="article" text:author="S. Lahmiri " text:journal="International Journal of Computer Applications" text:title="A Comparison of PNN and SVM for Stock Market TrendPrediction using Economic and Technical Information" text:volume="29" text:year="2011">[3]</text:bibliography-mark></text:span><text:span text:style-name="T40">. С началом успешного применения нейронных сетей к другим задачам, таким, как задачи обработки естественного языка (natural language processing), нейронные сети стали применяться и в области алгоритмической торговли, например, для предсказания движений цен на рынке под влиянием появляющихся политических или экономических новостей </text:span><text:span text:style-name="T40"><text:bibliography-mark text:identifier="deep learning 1" text:bibliography-type="conference" text:author="X. Ding, Y. Zhang, T. Liu, J. Duan" text:title="Deep Learning for Event-Driven Stock Prediction">[4]</text:bibliography-mark></text:span><text:span text:style-name="T40">, то есть появилась возможность извлекать сигналы рынка из неструктурированной информации.</text:span></text:p>
                      <text:p text:style-name="P60"><text:s text:c="2"/>Обучение с подкреплением <text:span text:style-name="T42">(reinforcement learning)</text:span> в последние годы является одним из наиболее быстро развивающихся разделов машинного обучения, с помощью этого метода достигнуты такие результаты, как, например, способность компьютера играть <text:span text:style-name="T41">в различные игры </text:span>на симуляторе Atari на уровне, превосходящем уровень человека, ничего изначально не зная о правилах игры <text:bibliography-mark text:identifier="reinforce1" text:bibliography-type="conference" text:author="Volodymyr Mnih, Koray Kavukcuoglu, David Silver, Alex Graves, Ioannis Antonoglou, Daan Wierstra, Martin Riedmiller" text:journal="NIPS Deep Learning Workshop" text:title="Playing Atari with Deep Reinforcement Learning" text:year="2013">[5]</text:bibliography-mark>. Применение обучения с подкреплением к задачам алгоритмической торговли имело место и <text:span text:style-name="T41">ранее </text:span><text:span text:style-name="T41"><text:bibliography-mark text:identifier="reinforce2" text:bibliography-type="article" text:author="Moody J.; Saffell M." text:title="Reinforcement Learning for Trading">[6]</text:bibliography-mark></text:span>, но в <text:span text:style-name="T41">последнее время в связи с успехами, достигнутыми с помощью <text:s/>обучения с подкреплением в других предметных областях, возрос интерес к исследованиям возможности применения этого класса алгоритмов к задачам алгоритмической торговли </text:span><text:span text:style-name="T41"><text:bibliography-mark text:identifier="reinforce3" text:bibliography-type="article" text:author="Fernandez-Tapia J." text:title="High-Frequency Trading meets Reinforcement Learning">[7]</text:bibliography-mark></text:span><text:span text:style-name="T41"> . <text:s/></text:span></text:p>
                    </text:list-header>
                  </text:list>
                </text:list-item>
              </text:list>
              <text:p text:style-name="P60"><text:s text:c="4"/>Генетические алгоритмы являются общим классом алгоритмов, способным решать задачи в разных областях, так, например, они успешно применяются в робототехнике <text:bibliography-mark text:identifier="robotics" text:bibliography-type="conference" text:author="Floreano, D., S. Nolfi, F. Mondada" text:pages="515-524" text:publisher="MIT Press" text:title="Competitive Co-Evolutionary Robotics: From Theory to Practice" text:year="1998">[8]</text:bibliography-mark> . <text:span text:style-name="T42">Существуют и применения генетических алгоритмов к обобщённым задачам, например таким, как построение ансамблей алгоритмов машинного обучения для повышения точности работы отдельных алгоритмов </text:span><text:span text:style-name="T42"><text:bibliography-mark text:identifier="ensembles" text:bibliography-type="article" text:author="J. Sylvester, N. V. Chawla" text:title="Evolutionary Ensembles: Combining Learning Agents using Genetic Algorithms" text:year="2005">[9]</text:bibliography-mark></text:span><text:span text:style-name="T42"> и построение деревьев решений </text:span><text:span text:style-name="T42"><text:bibliography-mark text:identifier="trees by genetic" text:bibliography-type="article" text:author="R. C. Barros, M. P. Basgalupp, A. C. P. L. F. de Carvalho, A. A. Freitas" text:journal="IEEE TRANSACTIONS ON SYSTEMS, MAN, AND CYBERNETICS - PART C: APPLICATIONS &amp; REVIEWS" text:number="3" text:title="A Survey of Evolutionary Algorithms for DecisionTree Induction" text:volume="42" text:year="2012">[10]</text:bibliography-mark></text:span><text:span text:style-name="T42">, в таких задачах </text:span><text:soft-page-break/><text:span text:style-name="T42">генетические алгоритмы также показывают свою эффективность. </text:span>В задачах алгоритмической торговли <text:span text:style-name="T42">изначально </text:span>они применя<text:span text:style-name="T42">лись</text:span> в основном для генерации так называемых торговых правил <text:bibliography-mark text:identifier="genetic_rules" text:bibliography-type="article" text:author="J. - Y. Potvin, P. Soriano, M. VallÃee" text:journal="Computers &amp; Operations Research" text:pages="1033 – 1047" text:title="Generating trading rules on the stock markets withgenetic programming" text:volume="31" text:year="2004">[11]</text:bibliography-mark>. <text:span text:style-name="T41">Этот метод заключается в том, что с помощью генетических алгоритмов создаются функции от технических индикаторов рынка, которые наиболее точно способны предсказывать изменение цены актива на некотором промежутке времени. Затем генетические алгоритмы стали применяться на практике для построения автоматизированных торговых систем </text:span><text:span text:style-name="T41"><text:bibliography-mark text:identifier="trade system" text:bibliography-type="article" text:author="H. Jiang, L. Kang" text:booktitle="Advances in Computation and Intelligence" text:pages="18-23" text:publisher="Springer" text:series=" Lecture Notes in Computer Science" text:title="Building Trade System by Genetic Algorithm" text:volume="5821">[12]</text:bibliography-mark></text:span><text:span text:style-name="T41">.</text:span></text:p>
              <text:p text:style-name="P60"/>
            </text:list-item>
            <text:list-item>
              <text:p text:style-name="P27"><text:toc-mark-start text:id="IMark456097416" text:outline-level="2"/>Цель и задачи работы<text:toc-mark-end text:id="IMark456097416"/></text:p>
              <text:list>
                <text:list-item>
                  <text:list>
                    <text:list-header>
                      <text:p text:style-name="P44"><text:span text:style-name="T10">Целью данной работы </text:span><text:span text:style-name="T9">является применение к области алгоритмического трейдинга подхода, основанного на комбинации генетических алгоритмов и деревьев решений. </text:span><text:span text:style-name="T16">Более подробно цель работы может быть сформулирована так</text:span><text:span text:style-name="T9">: </text:span><text:span text:style-name="T11">моделирование работы торгового агента (агент работает без вмешательства человека) и создание алгоритма на основе методов машинного обучения, </text:span><text:span text:style-name="T15">который позволяет агенту </text:span><text:span text:style-name="T16">показывать</text:span><text:span text:style-name="T15"> </text:span><text:span text:style-name="T16">стабильно высокие результаты торговли </text:span><text:span text:style-name="T17">на разных периодах времени</text:span><text:span text:style-name="T9">. </text:span><text:span text:style-name="T16">В данном случае под высокими результатами понимается <text:s/>сравнение </text:span><text:span text:style-name="T18">результатов алгоритма </text:span><text:span text:style-name="T16">с </text:span><text:span text:style-name="T17">максимальным результатом, полученным при многократном запуске симуляции торговли, в которой агент выбирает действие случайно и равновероятно </text:span><text:span text:style-name="T18">(симуляция Монте-Карло</text:span><text:span text:style-name="T17"> </text:span><text:span text:style-name="T17"><text:bibliography-mark text:identifier="monte-carlo" text:bibliography-type="conference" text:author="J. D. Whiteside" text:journal="AACE INTERNATIONAL TRANSACTIONS " text:title="A Practical Applicationof Monte Carlo Simulation in Forecasting" text:year="2008">[13]</text:bibliography-mark></text:span><text:span text:style-name="T18">)</text:span><text:span text:style-name="T16">. </text:span></text:p>
                      <text:p text:style-name="P44"><text:span text:style-name="T16"><text:s text:c="3"/></text:span><text:span text:style-name="T9">Допустимыми действиями агента являются </text:span><text:span text:style-name="T14">покупка</text:span><text:span text:style-name="T9"> единиц</text:span><text:span text:style-name="T14">ы</text:span><text:span text:style-name="T9"> некоторого финансо</text:span><text:span text:style-name="T12">вого инструмента,</text:span><text:span text:style-name="T9"> прода</text:span><text:span text:style-name="T14">жа</text:span><text:span text:style-name="T9"> </text:span><text:span text:style-name="T12">единицу </text:span><text:span text:style-name="T9">или </text:span><text:span text:style-name="T14">отсутствие</text:span><text:span text:style-name="T9"> одн</text:span><text:span text:style-name="T12">о</text:span><text:span text:style-name="T14">го</text:span><text:span text:style-name="T9"> из этих действий. Целью работы агента </text:span><text:span text:style-name="T11">является по</text:span><text:span text:style-name="T13">л</text:span><text:span text:style-name="T11">учение максимальной прибыли за некоторый заранее фиксированный период времени</text:span><text:span text:style-name="T9">. </text:span><text:span text:style-name="T11">Данная задача </text:span><text:span text:style-name="T19">может </text:span><text:span text:style-name="T11">рассматриват</text:span><text:span text:style-name="T19">ь</text:span><text:span text:style-name="T11">ся как</text:span><text:span text:style-name="T19"> </text:span><text:span text:style-name="T11">задач</text:span><text:span text:style-name="T20">а</text:span><text:span text:style-name="T11"> обучения с подкреплением: в течение некоторого периода времени алгоритм совершает действия</text:span><text:span text:style-name="T10"> </text:span><text:span text:style-name="T11">в зависимости от </text:span><text:span text:style-name="T20">состояния</text:span><text:span text:style-name="T11"> среды в которой он находится (среда — это </text:span><text:span text:style-name="T20">финансовый </text:span><text:span text:style-name="T11">рын</text:span><text:span text:style-name="T20">ок</text:span><text:span text:style-name="T11">), </text:span><text:span text:style-name="T20">агент</text:span><text:span text:style-name="T11"> узнает о результате своей работы — выраженные в условных единицах прибыль или убыток от совершения торговых операций. </text:span><text:span text:style-name="T20">Для алгоритмов, применяемых в работе, достаточно узнавать результат торговых операций только в конце периода, в этом состоит р</text:span><text:span text:style-name="T19">азница с традиционной формулировкой задачи обучения с подкреплением, </text:span><text:span text:style-name="T20">в которой</text:span><text:span text:style-name="T19"> агент получает вознаграждение по мере выполнения своих действий.</text:span></text:p>
                    </text:list-header>
                  </text:list>
                  <text:p text:style-name="P52">Задачами, решаемыми в данной работе являются:</text:p>
                </text:list-item>
              </text:list>
            </text:list-item>
          </text:list>
        </text:list-item>
      </text:list>
      <text:list xml:id="list8081864957965278603" text:style-name="L3">
        <text:list-item>
          <text:list>
            <text:list-item>
              <text:list>
                <text:list-item>
                  <text:p text:style-name="P53">Знакомство с предметной областью алгоритмической торговли</text:p>
                </text:list-item>
                <text:list-item>
                  <text:p text:style-name="P54">Исследование алгоритмов машинного обучения, таких как: деревья решений, генетические алгоритмы, их комбинация, ансамбли деревьев решений, <text:span text:style-name="T45">раздел </text:span><text:soft-page-break/><text:span text:style-name="T45">машинного обучения «обучение с подкреплением»</text:span></text:p>
                </text:list-item>
                <text:list-item>
                  <text:p text:style-name="P53">Рассмотрение задачи алгоритмической торговли в терминах задачи обучения с подкрепления и моделировани<text:span text:style-name="T44">е</text:span> работы автоматизированного торгового агента</text:p>
                </text:list-item>
                <text:list-item>
                  <text:p text:style-name="P53">Исследование способов применения <text:span text:style-name="T45">рассмотренных </text:span>алгоритмов к задаче алгоритмической торговли</text:p>
                </text:list-item>
                <text:list-item>
                  <text:p text:style-name="P53">Проведение экспериментов на реальных исторических биржевых данных, сравнение результатов алгоритмов на различных данных и выводы по ним</text:p>
                </text:list-item>
              </text:list>
            </text:list-item>
          </text:list>
        </text:list-item>
      </text:list>
      <text:list xml:id="list25648313503028" text:continue-list="list2880238541827183071" text:style-name="L1">
        <text:list-item>
          <text:list>
            <text:list-item>
              <text:list>
                <text:list-header>
                  <text:p text:style-name="P55"/>
                </text:list-header>
              </text:list>
            </text:list-item>
            <text:list-item>
              <text:p text:style-name="P45"><text:toc-mark-start text:id="IMark456093240" text:outline-level="2"/><text:span text:style-name="T6">Используемые методы</text:span><text:span text:style-name="T4"> </text:span><text:toc-mark-end text:id="IMark456093240"/></text:p>
              <text:p text:style-name="P47"><text:span text:style-name="T47">Работа торгового агента моделируется следующим образом:</text:span> <text:span text:style-name="T47">в течение некоторого заранее определённого периода времени агент на основании состояния финансового рынка совершает действия (в</text:span><text:span text:style-name="T26"> качестве действий агента рассматрива</text:span><text:span text:style-name="T29">ю</text:span><text:span text:style-name="T26">тся покупка, продажа или отсутствие действия с финансовым инструментом</text:span><text:span text:style-name="T29">)</text:span><text:span text:style-name="T26"> </text:span><text:span text:style-name="T31">и узнаёт</text:span><text:span text:style-name="T29"> </text:span><text:span text:style-name="T31">результат</text:span><text:span text:style-name="T29"> свои</text:span><text:span text:style-name="T31">х</text:span><text:span text:style-name="T29"> действи</text:span><text:span text:style-name="T31">й</text:span><text:span text:style-name="T29"> (</text:span><text:span text:style-name="T26">результат торговых операций, </text:span><text:span text:style-name="T31">он может быть положительным, отрицательным или нулевым</text:span><text:span text:style-name="T29">)</text:span><text:span text:style-name="T26">. </text:span><text:span text:style-name="T29">Цель агента состоит в максимизации своей прибыли. </text:span><text:span text:style-name="T31">Используемые в работе алгоритмы не используют промежуточные результаты, полученные агентом: в них учитывается только финальный результат работы агента за период времени. </text:span><text:span text:style-name="T32">Такая модель может быть отнесена к модели обучения с подкреплением: так же, как в классической задаче обучения с подкреплением алгоритмом решается задача поиска оптимальной стратегии (в данном случае стратегией является дерево решений, которое на основании данных рынка определяет действие агента) для максимизации получаемого результата.</text:span></text:p>
              <text:p text:style-name="P48"><text:span text:style-name="T26"><text:s text:c="3"/>С помощью первого рассм</text:span><text:span text:style-name="T30">атриваемого в работе</text:span><text:span text:style-name="T26"> алгоритма</text:span><text:span text:style-name="T25"> </text:span><text:span text:style-name="T30">эволюционном</text:span><text:span text:style-name="T23"> </text:span><text:span text:style-name="T30">методом</text:span><text:span text:style-name="T23"> строятся деревья решений: </text:span><text:span text:style-name="T26">выбираются те деревья, которые дают наилучший результат на обучающей выборке, </text:span><text:span text:style-name="T29">то есть </text:span><text:span text:style-name="T31">генетическим алгоритмом </text:span><text:span text:style-name="T29">решается задача </text:span><text:span text:style-name="T31">максимизации прибыли, получаемой деревом решений на обучающей выборке</text:span><text:span text:style-name="T26">.</text:span><text:span text:style-name="T23"> </text:span><text:span text:style-name="T27">В качестве входных признаков для деревьев решений используются технические индикаторы, рассчитанные на основе данных рыночных свечей. </text:span></text:p>
              <text:p text:style-name="P47"><text:span text:style-name="T27"><text:s text:c="4"/></text:span><text:span text:style-name="T26">Для улучшения результатов работы первого алгоритма, применяется второй алгоритм: с его помощью</text:span><text:span text:style-name="T23"> также </text:span><text:span text:style-name="T26">генетическим образом</text:span><text:span text:style-name="T23"> деревья объединяются в ансамбли, </text:span><text:span text:style-name="T26">в данном случае генетически подбираются веса деревьев, с которыми они входят в ансамбль так, чтобы ансамбль показывал наилучший результат на обучающей выборке.</text:span><text:span text:style-name="T23"> </text:span><text:span text:style-name="T26">Второй метод позволяет повысить обобщающую способность алгоритма, то есть снизить переобучение и повысить результат на тестовой выборке</text:span><text:span text:style-name="T23">. </text:span></text:p>
              <text:p text:style-name="P47"><text:soft-page-break/><text:span text:style-name="T23"><text:s text:c="2"/></text:span><text:span text:style-name="T26">В качестве обучающих и тестовых выборок рассматриваются реальные исторические биржевые данные из открытых источников. В проводимых экспериментах используются данные по разным финансовым инструментам и разным периодам времени.</text:span><text:span text:style-name="T23"> </text:span></text:p>
              <text:p text:style-name="P57"/>
            </text:list-item>
            <text:list-item>
              <text:p text:style-name="P29"><text:toc-mark-start text:id="IMark454651336" text:outline-level="2"/><text:span text:style-name="T37">А</text:span>ктуальность работы<text:toc-mark-end text:id="IMark454651336"/></text:p>
              <text:p text:style-name="P49">Алгоритмическая торговля в последние годы активно развивается благодаря совокупности факторов: стремительному развитию методов машинного обучения, развитию технологий работы с данными и их анализа, росту возможностей хранения и обработки большего объёма данных. Кроме того, сложность применяемых участниками рынка алгоритмов торговых систем растёт, поскольку участники конкурируют не только с участниками, не использующими автоматизированные системы, но и друг с другом. В связи с этими тенденциями, исследование возможности применимости нестандартных (то есть ещё не до конца изученных) алгоритмов машинного обучения к задачам алгоритмической торговли является актуальной задачей. <text:span text:style-name="T43">В подобных исследованиях есть интерес не только со стороны компаний, занимающихся алгоритмической торговлей, таких как хедж-фонды, но и со стороны научного сообщества, поскольку развитие направления машинного обучения в этой области способно привнести новые ценные знания в развитие машинного обучения, как раздела компьютерных наук, которые могут быть применены к другим предметным областям.</text:span></text:p>
              <text:p text:style-name="P49"/>
            </text:list-item>
            <text:list-item>
              <text:p text:style-name="P29"><text:toc-mark-start text:id="IMark454652616" text:outline-level="2"/>Новизна и <text:span text:style-name="T38">практическая </text:span>ценность работы<text:toc-mark-end text:id="IMark454652616"/></text:p>
              <text:p text:style-name="P50"><text:span text:style-name="T23">В </text:span><text:span text:style-name="T22">данной работе применяется нестандартный подход к применению машинного обучения к области финансовых рынков: традиционным подходом является обучение с учителем, </text:span><text:span text:style-name="T31">в данной работе рассматривается </text:span><text:span text:style-name="T29">модель </text:span><text:span text:style-name="T22">обучени</text:span><text:span text:style-name="T29">я, </text:span><text:span text:style-name="T31">которая может быть с некоторыми ограничениями отнесена к модели обучения</text:span><text:span text:style-name="T22"> с подкреплением</text:span><text:span text:style-name="T24">. Также нестандартным является подход к </text:span><text:span text:style-name="T22">построению деревьев решений </text:span><text:span text:style-name="T25">с помощью генетического алгоритма</text:span><text:span text:style-name="T24">. </text:span><text:span text:style-name="T26">Рассмотренный в</text:span><text:span text:style-name="T24"> работе </text:span><text:span text:style-name="T25">подход к задач</text:span><text:span text:style-name="T26">е</text:span><text:span text:style-name="T25"> алгоритмической торговли как к </text:span><text:span text:style-name="T30">частному случаю </text:span><text:span text:style-name="T25">задач</text:span><text:span text:style-name="T30">и</text:span><text:span text:style-name="T25"> обучения с подкреплением </text:span><text:span text:style-name="T30">(в котором вознаграждение за действия сообщается агенту в конце периода его работы) </text:span><text:span text:style-name="T25">и, более конкретно, подход к построению деревьев решен</text:span><text:span text:style-name="T24">и</text:span><text:span text:style-name="T25">й, </text:span><text:span text:style-name="T26">является обобщённым и</text:span><text:span text:style-name="T25"> не использует особенности предметной области. </text:span><text:span text:style-name="T28">Использование в качестве входных признаков технических индикаторов рынка не является фундаментальным </text:span><text:span text:style-name="T30">в данном подходе</text:span><text:span text:style-name="T28">, в других предметных областях входными признаками могут служить любые признаки, описывающие состояние среды, в которой находится агент</text:span><text:span text:style-name="T24">. </text:span><text:span text:style-name="T25">Демонстрация возможности успешного применения к рассматриваемой задаче такого общего подхода является главной ценностью работы, поскольку в </text:span><text:span text:style-name="T26">настоящее время активно ведутся </text:span><text:soft-page-break/><text:span text:style-name="T26">исследования о возможности применения </text:span><text:span text:style-name="T32">к данной задаче алгоритмов, не использующих обучение с учителем и особенности предметной области</text:span><text:span text:style-name="T26">, ранее практически все работы по </text:span><text:span text:style-name="T27">применению машинного обучения к области алгоритмической торговле</text:span><text:span text:style-name="T26"> были узко направленными именно на </text:span><text:span text:style-name="T27">эту область</text:span><text:span text:style-name="T25">. Кроме того, подобный метод, может быть перенесён на другие предметные области, задачи в которых могут быть рассмотрены как задачи </text:span><text:span text:style-name="T32">поиска стратегии поведения агента, максимизирующей его результат работы</text:span><text:span text:style-name="T25">. <text:s/></text:span><text:span text:style-name="T26">В качестве п</text:span><text:span text:style-name="T22">рактическ</text:span><text:span text:style-name="T26">ой</text:span><text:span text:style-name="T22"> ценност</text:span><text:span text:style-name="T26">и</text:span><text:span text:style-name="T22"> работ</text:span><text:span text:style-name="T24">ы</text:span><text:span text:style-name="T22"> </text:span><text:span text:style-name="T26">можно рассматривать</text:span><text:span text:style-name="T22"> возможность создания автоматизированных торговых систем на основании алгоритмов, исследуемых в работе.</text:span></text:p>
              <text:p text:style-name="P49"/>
            </text:list-item>
            <text:list-item>
              <text:p text:style-name="P28"><text:toc-mark-start text:id="IMark454656984" text:outline-level="2"/>Структура работы<text:toc-mark-end text:id="IMark454656984"/></text:p>
              <text:p text:style-name="P51"><text:s text:c="4"/>В <text:span text:style-name="T21">теоретической части </text:span>содержатся сведения об алгоритмах, применяемых в исследовании: <text:span text:style-name="T21">деревьях решений, ансамблях деревьев решений, генетических алгоритмах в обобщённой формулировке, генетических алгоритмах для построения деревьев решений. Т</text:span>акже приводится математическое описание рассматриваемой модели. <text:span text:style-name="T21">Также в этой</text:span> части <text:span text:style-name="T21">работы </text:span>описывают рассматриваемые технические индикаторы, которые. </text:p>
              <text:p text:style-name="P51"><text:s text:c="4"/>В <text:span text:style-name="T21">практической </text:span>части <text:span text:style-name="T21">работы</text:span> приводятся подробные описания данных каждого эксперимента, <text:span text:style-name="T21">их результаты с приведением различных построенных графиков для более наглядной демонстрации работы алгоритмов, а также сравнение результатов работы алгоритмов в разных экспериментах и выводы по ним</text:span>. </text:p>
              <text:list>
                <text:list-header>
                  <text:p text:style-name="P51"><text:s text:c="4"/>В заключительной части работы содерж<text:span text:style-name="T21">и</text:span>тся <text:span text:style-name="T21">перечисление решённых в ней задач и </text:span>выводы о <text:span text:style-name="T21">возможности успешного применения рассмотренных алгоритмов к задачам алгоритмической торговли. </text:span></text:p>
                  <text:p text:style-name="P59"/>
                  <text:list>
                    <text:list-header>
                      <text:p text:style-name="P56"><text:s text:c="3"/></text:p>
                      <text:p text:style-name="P58"/>
                    </text:list-header>
                  </text:list>
                </text:list-header>
              </text:list>
            </text:list-item>
          </text:list>
        </text:list-item>
        <text:list-item>
          <text:p text:style-name="P35"><text:span text:style-name="T36">О</text:span><text:span text:style-name="T35">бзорно — постановочная часть</text:span></text:p>
          <text:list>
            <text:list-item>
              <text:p text:style-name="P23"/>
            </text:list-item>
          </text:list>
        </text:list-item>
        <text:list-item>
          <text:p text:style-name="P25"><text:toc-mark-start text:id="IMark456090984" text:outline-level="1"/>Теоретическая часть<text:toc-mark-end text:id="IMark456090984"/></text:p>
          <text:p text:style-name="P69">В теоретической части приводятся сведения об основных используемых в работе алгоритмах машинного обучения, а также перечень технических индикаторов рынка, используемых как входные признаки для них. </text:p>
          <text:list>
            <text:list-item>
              <text:p text:style-name="P32">Обучение с подкреплением</text:p>
            </text:list-item>
            <text:list-item>
              <text:p text:style-name="P32">Деревья решений</text:p>
              <text:p text:style-name="P68"><text:soft-page-break/>Деревья решений являются одним из классических алгоритмов машинного обучения, <text:span text:style-name="T49">существует большое количество их разновидностей </text:span><text:span text:style-name="T49"><text:bibliography-mark text:identifier="book ML" text:bibliography-type="book" text:author="Mitchell, Tom M." text:chapter="3" text:publisher="McGraw-Hill" text:title="Machine Learning" text:year="1997" text:isbn="0-07-115467-1">[14]</text:bibliography-mark></text:span><text:span text:style-name="T49">, </text:span>они могут применяться как для задач классификации, так и для задач регрессии, однако в данной работе деревья решений будут рассматриваться <text:span text:style-name="T48">только</text:span> как классификаторы, <text:span text:style-name="T49">причём для численных признаков</text:span>. <text:s/></text:p>
              <text:p text:style-name="P70"><text:s text:c="3"/>Дерево решений представляет собой разновидность дерева как объекта из теории графов: в данном случае это неориентированный связный граф без петель и кратных рёбер. Вершины, являющиеся листовыми и не являющиеся таковыми, выполняют различные функции. Так, в вершинах — листах записаны метки, которые означают один из возможных классов, на которые ведётся классификация. </text:p>
              <text:p text:style-name="P68"><text:span text:style-name="T46"><text:s text:c="3"/>Будут рассматриваться так называемые «Axis-Parallel Decision Trees» </text:span><text:span text:style-name="T46"><text:bibliography-mark text:identifier="trees by genetic" text:bibliography-type="article" text:author="R. C. Barros, M. P. Basgalupp, A. C. P. L. F. de Carvalho, A. A. Freitas" text:journal="IEEE TRANSACTIONS ON SYSTEMS, MAN, AND CYBERNETICS - PART C: APPLICATIONS &amp; REVIEWS" text:number="3" text:title="A Survey of Evolutionary Algorithms for DecisionTree Induction" text:volume="42" text:year="2012">[10]</text:bibliography-mark></text:span><text:span text:style-name="T46">, деревья решений в вершинах которых допускаются только простые условия вида </text:span><text:span text:style-name="T46"><draw:frame draw:style-name="fr1" draw:name="Object1" text:anchor-type="as-char" svg:width="2.0083in" svg:height="0.1839in" draw:z-index="0"><draw:object xlink:href="./Object 1" xlink:type="simple" xlink:show="embed" xlink:actuate="onLoad"/><draw:image xlink:href="./ObjectReplacements/Object 1" xlink:type="simple" xlink:show="embed" xlink:actuate="onLoad"/></draw:frame></text:span><text:span text:style-name="T46">, где оператор это один из операторов сравнения &lt; , &gt;.</text:span></text:p>
            </text:list-item>
          </text:list>
        </text:list-item>
      </text:list>
      <text:p text:style-name="P67"/>
      <text:list xml:id="list25649083632182" text:continue-numbering="true" text:style-name="L1">
        <text:list-item>
          <text:list>
            <text:list-header>
              <text:p text:style-name="P34"/>
              <text:p text:style-name="P38"/>
            </text:list-header>
            <text:list-item>
              <text:p text:style-name="P38">Генетические алгоритмы</text:p>
              <text:p text:style-name="P38"/>
            </text:list-item>
            <text:list-item>
              <text:p text:style-name="P38">Построение деревьев решений с помощью генетических алгоритмов</text:p>
            </text:list-item>
            <text:list-item>
              <text:p text:style-name="P38">Ансамбли деревьев решений</text:p>
            </text:list-item>
            <text:list-item>
              <text:p text:style-name="P38">Построение ансамблей деревьев решений с помощью генетических алгоритмов</text:p>
            </text:list-item>
            <text:list-item>
              <text:p text:style-name="P38">Технические индикаторы</text:p>
            </text:list-item>
          </text:list>
        </text:list-item>
        <text:list-item>
          <text:p text:style-name="P23">в</text:p>
        </text:list-item>
        <text:list-item>
          <text:p text:style-name="P23">в</text:p>
        </text:list-item>
        <text:list-item>
          <text:p text:style-name="P23"/>
        </text:list-item>
      </text:list>
      <text:p text:style-name="P2"/>
      <text:p text:style-name="P24"/>
      <text:list xml:id="list25648294091788" text:continue-numbering="true" text:style-name="L1">
        <text:list-item>
          <text:list>
            <text:list-item>
              <text:p text:style-name="P30">Обучение с подкреплением</text:p>
            </text:list-item>
            <text:list-item>
              <text:p text:style-name="P31">Деревья решений</text:p>
            </text:list-item>
            <text:list-item>
              <text:p text:style-name="P37">Генетические алгоритмы</text:p>
            </text:list-item>
            <text:list-item>
              <text:p text:style-name="P37">Построение деревьев решений с помощью генетических алгоритмов</text:p>
            </text:list-item>
            <text:list-item>
              <text:p text:style-name="P36">Ансамбли деревьев решений</text:p>
            </text:list-item>
            <text:list-item>
              <text:p text:style-name="P36">Построение ансамблей деревьев решений с помощью генетических <text:soft-page-break/>алгоритмов</text:p>
            </text:list-item>
            <text:list-item>
              <text:p text:style-name="P36">Технические индикаторы</text:p>
            </text:list-item>
          </text:list>
        </text:list-item>
      </text:list>
      <text:p text:style-name="P4"/>
      <text:list xml:id="list25648880955767" text:continue-numbering="true" text:style-name="L1">
        <text:list-item>
          <text:list>
            <text:list-item>
              <text:p text:style-name="P39"><text:s/></text:p>
            </text:list-item>
            <text:list-item>
              <text:p text:style-name="P40"/>
              <text:list>
                <text:list-item>
                  <text:p text:style-name="P41"/>
                </text:list-item>
              </text:list>
              <text:p text:style-name="P62"/>
            </text:list-item>
          </text:list>
        </text:list-item>
      </text:list>
      <text:p text:style-name="P63">ames</text:p>
      <text:p text:style-name="P8"/>
      <text:bibliography text:style-name="Sect2" text:name="Bibliography1">
        <text:bibliography-source>
          <text:index-title-template text:style-name="Bibliography_20_Heading">Список литературы</text:index-title-template>
          <text:bibliography-entry-template text:bibliography-type="article" text:style-name="Bibliography_20_1">
            <text:index-entry-bibliography text:style-name="_30__20_0_20__5f_30_5f__5f_20_5f__5f_5f_5f_30_5f_5f_5f__5f_5f_5f_20_5f_5f_5f__5f_5f_5f_5f_5f_5f_5f_30_5f_5f_5f_5f_5f_5f_5f__5f_5f_5f_5f_5f_5f_5f_20_5f_5f_5f_5f_5f_5f_5f_0_5f_5f_5f_5f_5f_5f_5f_20_5f_5f_5f_5f_5f_5f_5f_0_5f_5f_5f_5f_5f_5f_5f_20_5f_5f_5f_5f_5f_5f_5f_" text:bibliography-data-field="identifier"/>
            <text:index-entry-span>: </text:index-entry-span>
            <text:index-entry-bibliography text:style-name="_34__20_4_20__5f_34_5f__5f_20_5f__5f_5f_5f_34_5f_5f_5f__5f_5f_5f_20_5f_5f_5f__5f_5f_5f_5f_5f_5f_5f_34_5f_5f_5f_5f_5f_5f_5f__5f_5f_5f_5f_5f_5f_5f_20_5f_5f_5f_5f_5f_5f_5f_4_5f_5f_5f_5f_5f_5f_5f_20_5f_5f_5f_5f_5f_5f_5f_4_5f_5f_5f_5f_5f_5f_5f_20_5f_5f_5f_5f_5f_5f_5f_" text:bibliography-data-field="author"/>
            <text:index-entry-span>, </text:index-entry-span>
            <text:index-entry-bibliography text:style-name="_30__20_0_20__5f_30_5f__5f_20_5f__5f_5f_5f_30_5f_5f_5f__5f_5f_5f_20_5f_5f_5f__5f_5f_5f_5f_5f_5f_5f_30_5f_5f_5f_5f_5f_5f_5f__5f_5f_5f_5f_5f_5f_5f_20_5f_5f_5f_5f_5f_5f_5f_0_5f_5f_5f_5f_5f_5f_5f_20_5f_5f_5f_5f_5f_5f_5f_0_5f_5f_5f_5f_5f_5f_5f_20_5f_5f_5f_5f_5f_5f_5f_" text:bibliography-data-field="title"/>
            <text:index-entry-span>, </text:index-entry-span>
            <text:index-entry-bibliography text:style-name="_33__20_3_20__5f_33_5f__5f_20_5f__5f_5f_5f_33_5f_5f_5f__5f_5f_5f_20_5f_5f_5f__5f_5f_5f_5f_5f_5f_5f_33_5f_5f_5f_5f_5f_5f_5f__5f_5f_5f_5f_5f_5f_5f_20_5f_5f_5f_5f_5f_5f_5f_3_5f_5f_5f_5f_5f_5f_5f_20_5f_5f_5f_5f_5f_5f_5f_3_5f_5f_5f_5f_5f_5f_5f_20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le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onferenc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emai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index-entry-span>, </text:index-entry-span>
            <text:index-entry-bibliography text:style-name="_34__20__5f_34_5f__5f_20_5f__5f_5f_5f_34_5f_5f_5f__5f_5f_5f_20_5f_5f_5f_" text:bibliography-data-field="url"/>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index-title text:style-name="Sect1" text:name="Bibliography1_Head">
            <text:p text:style-name="Bibliography_20_Heading">Список литературы</text:p>
          </text:index-title>
          <text:p text:style-name="P21">1: Li Tun, Liu Gong Shen, Stock Price's Prediction with Decision Tree, 2011</text:p>
          <text:p text:style-name="P21">2: R. Seethalakshmi , V. Saavithri, V. Badrinath , C. Vijayabanu, PCA BASED SUPPORT VECTOR MACHINE TECHNIQUE FORVOLATILITY FORECASTING, </text:p>
          <text:p text:style-name="P21">3: S. Lahmiri , A Comparison of PNN and SVM for Stock Market TrendPrediction using Economic and Technical Information, 2011</text:p>
          <text:p text:style-name="P21">4: X. Ding, Y. Zhang, T. Liu, J. Duan, Deep Learning for Event-Driven Stock Prediction, </text:p>
          <text:p text:style-name="P21">5: Volodymyr Mnih, Koray Kavukcuoglu, David Silver, Alex Graves, Ioannis Antonoglou, Daan Wierstra, Martin Riedmiller, Playing Atari with Deep Reinforcement Learning, 2013</text:p>
          <text:p text:style-name="P21">6: Moody J.; Saffell M., Reinforcement Learning for Trading, </text:p>
          <text:p text:style-name="P21">7: Fernandez-Tapia J., High-Frequency Trading meets Reinforcement Learning, </text:p>
          <text:p text:style-name="P21">8: Floreano, D., S. Nolfi, F. Mondada, Competitive Co-Evolutionary Robotics: From Theory to Practice, 1998</text:p>
          <text:p text:style-name="P21">9: J. Sylvester, N. V. Chawla, Evolutionary Ensembles: Combining Learning Agents using Genetic Algorithms, 2005</text:p>
          <text:p text:style-name="P21">10: R. C. Barros, M. P. Basgalupp, A. C. P. L. F. de Carvalho, A. A. Freitas, A Survey of Evolutionary Algorithms for DecisionTree Induction, 2012</text:p>
          <text:p text:style-name="P21">11: J. - Y. Potvin, P. Soriano, M. VallÃee, Generating trading rules on the stock markets withgenetic programming, 2004</text:p>
          <text:p text:style-name="P21">12: H. Jiang, L. Kang, Building Trade System by Genetic Algorithm, </text:p>
          <text:p text:style-name="P21">13: J. D. Whiteside, A Practical Applicationof Monte Carlo Simulation in Forecasting, 2008</text:p>
          <text:p text:style-name="P21">14: Mitchell, Tom M., Machine Learning, 1997</text:p>
        </text:index-body>
      </text:bibliography>
      <text:p text:style-name="P5"/>
      <text:p text:style-name="P7"/>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vertical-align="top" style:snap-to-layout-grid="false"/>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1965in" style:num-format="1" text:number-position="left" text:increment="5"/>
  </office:styles>
  <office:automatic-styles>
    <style:style style:name="MP1" style:family="paragraph" style:parent-style-name="Footer">
      <style:text-properties fo:language="ru" fo:country="RU"/>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tab/><text:tab/><text:page-number text:select-page="current" text:page-adjust="-1">9</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3:54:04.954142340</meta:creation-date>
    <dc:date>2016-04-04T02:56:47.717315297</dc:date>
    <meta:editing-duration>PT17H18M43S</meta:editing-duration>
    <meta:editing-cycles>20</meta:editing-cycles>
    <meta:generator>LibreOffice/4.2.8.2$Linux_X86_64 LibreOffice_project/420m0$Build-2</meta:generator>
    <meta:document-statistic meta:table-count="0" meta:image-count="0" meta:object-count="1" meta:page-count="10" meta:paragraph-count="108" meta:word-count="2220" meta:character-count="17519" meta:non-whitespace-character-count="15347"/>
    <meta:user-defined meta:name="ZOTERO_PREF_1">&lt;data data-version="3" zotero-version="4.0.29.5"&gt;&lt;session id="ffwM2d2u"/&gt;&lt;style id="http://www.zotero.org/styles/modern-language-association" locale="ru-RU" hasBibliography="1" bibliographyStyleHasBeenSet="0"/&gt;&lt;prefs&gt;&lt;pref name="fieldType" value="Referenc</meta:user-defined>
    <meta:user-defined meta:name="ZOTERO_PREF_2">eMark"/&gt;&lt;pref name="store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 mathvariant="italic">feature</mi>
      <mo stretchy="false">&lt;</mo>
      <mi mathvariant="italic">operator</mi>
      <mo stretchy="false">&gt;</mo>
      <mi mathvariant="italic">threshold</mi>
    </mrow>
    <annotation encoding="StarMath 5.0">feature&lt;operator&gt;threshold</annotation>
  </semantics>
</math>
</file>